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92261.83</text:span></text:p>
      <text:p text:style-name="P1"><text:span text:style-name="T1">191792.06</text:span></text:p>
      <text:p text:style-name="P1"><text:span text:style-name="T1">191050.39</text:span></text:p>
      <text:p text:style-name="P1"><text:span text:style-name="T1">182901.99</text:span></text:p>
      <text:p text:style-name="P1"><text:span text:style-name="T1">166187.94</text:span></text:p>
      <text:p text:style-name="P1"><text:span text:style-name="T1">156991.12</text:span></text:p>
      <text:p text:style-name="P1"><text:span text:style-name="T1">156122.51</text:span></text:p>
      <text:p text:style-name="P1"><text:span text:style-name="T1">155752.6</text:span></text:p>
      <text:p text:style-name="P1"><text:span text:style-name="T1">152211.77</text:span></text:p>
      <text:p text:style-name="P1"><text:span text:style-name="T1">149759.96</text:span></text:p>
      <text:p text:style-name="P1"><text:span text:style-name="T1">146121.95</text:span></text:p>
      <text:p text:style-name="P1"><text:span text:style-name="T1">144259.4</text:span></text:p>
      <text:p text:style-name="P1"><text:span text:style-name="T1">141585.52</text:span></text:p>
      <text:p text:style-name="P1"><text:span text:style-name="T1">134307.35</text:span></text:p>
      <text:p text:style-name="P1"><text:span text:style-name="T1">132602.65</text:span></text:p>
      <text:p text:style-name="P1"><text:span text:style-name="T1">129917.04</text:span></text:p>
      <text:p text:style-name="P1"><text:span text:style-name="T1">126992.93</text:span></text:p>
      <text:p text:style-name="P1"><text:span text:style-name="T1">125370.37</text:span></text:p>
      <text:p text:style-name="P1"><text:span text:style-name="T1">124266.9</text:span></text:p>
      <text:p text:style-name="P1"><text:span text:style-name="T1">122776.86</text:span></text:p>
      <text:p text:style-name="P1"><text:span text:style-name="T1">118474.03</text:span></text:p>
      <text:p text:style-name="P1"><text:span text:style-name="T1">111313.02</text:span></text:p>
      <text:p text:style-name="P1"><text:span text:style-name="T1">110352.25</text:span></text:p>
      <text:p text:style-name="P1"><text:span text:style-name="T1">108733.99</text:span></text:p>
      <text:p text:style-name="P1"><text:span text:style-name="T1">108552.04</text:span></text:p>
      <text:p text:style-name="P1"><text:span text:style-name="T1">107404.34</text:span></text:p>
      <text:p text:style-name="P1"><text:span text:style-name="T1">105733.54</text:span></text:p>
      <text:p text:style-name="P1"><text:span text:style-name="T1">105008.31</text:span></text:p>
      <text:p text:style-name="P1"><text:span text:style-name="T1">103282.38</text:span></text:p>
      <text:p text:style-name="P1"><text:span text:style-name="T1">101004.64</text:span></text:p>
      <text:p text:style-name="P1"><text:span text:style-name="T1">99937.59</text:span></text:p>
      <text:p text:style-name="P1"><text:span text:style-name="T1">97483.56</text:span></text:p>
      <text:p text:style-name="P1"><text:span text:style-name="T1">97427.84</text:span></text:p>
      <text:p text:style-name="P1"><text:span text:style-name="T1">96778.92</text:span></text:p>
      <text:p text:style-name="P1"><text:span text:style-name="T1">96712.8</text:span></text:p>
      <text:p text:style-name="P1"><text:span text:style-name="T1">96479.51</text:span></text:p>
      <text:p text:style-name="P1"><text:span text:style-name="T1">90708.19</text:span></text:p>
      <text:p text:style-name="P1"><text:span text:style-name="T1">89949.14</text:span></text:p>
      <text:p text:style-name="P1"><text:span text:style-name="T1">81229.06</text:span></text:p>
      <text:p text:style-name="P1"><text:span text:style-name="T1">81005.76</text:span></text:p>
      <text:p text:style-name="P1"><text:span text:style-name="T1">78239.91</text:span></text:p>
      <text:p text:style-name="P1"><text:span text:style-name="T1">77798.83</text:span></text:p>
      <text:p text:style-name="P1"><text:span text:style-name="T1">71498.49</text:span></text:p>
      <text:p text:style-name="P1"><text:span text:style-name="T1">69758.98</text:span></text:p>
      <text:p text:style-name="P1"><text:span text:style-name="T1">65200.33</text:span></text:p>
      <text:p text:style-name="P1"><text:span text:style-name="T1">64926.08</text:span></text:p>
      <text:p text:style-name="P1"><text:span text:style-name="T1">49490.75</text:span></text:p>
      <text:p text:style-name="P1"><text:span text:style-name="T1">42559.73</text:span></text:p>
      <text:p text:style-name="P1"><text:span text:style-name="T1">35673.41</text:span></text:p>
      <text:p text:style-name="P1"><text:span text:style-name="T1">14681.4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